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1853c" officeooo:paragraph-rsid="0011853c"/>
    </style:style>
    <style:style style:name="P2" style:family="paragraph" style:parent-style-name="Text_20_body">
      <style:text-properties officeooo:rsid="0012c788" officeooo:paragraph-rsid="0012c788"/>
    </style:style>
    <style:style style:name="P3" style:family="paragraph" style:parent-style-name="Text_20_body" style:list-style-name="L2">
      <style:text-properties officeooo:rsid="0012c788" officeooo:paragraph-rsid="0012c788"/>
    </style:style>
    <style:style style:name="P4" style:family="paragraph" style:parent-style-name="Text_20_body">
      <style:text-properties officeooo:rsid="0013623e" officeooo:paragraph-rsid="0013623e"/>
    </style:style>
    <style:style style:name="P5" style:family="paragraph" style:parent-style-name="Text_20_body">
      <style:text-properties officeooo:rsid="00159683" officeooo:paragraph-rsid="00159683"/>
    </style:style>
    <style:style style:name="P6" style:family="paragraph" style:parent-style-name="Text_20_body">
      <style:text-properties officeooo:paragraph-rsid="0015ddb4"/>
    </style:style>
    <style:style style:name="T1" style:family="text">
      <style:text-properties officeooo:rsid="0012c788"/>
    </style:style>
    <style:style style:name="T2"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normal" fo:text-shadow="none" style:text-underline-style="none" fo:font-weight="normal" officeooo:rsid="0028725c"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font-style="normal" fo:text-shadow="none" style:text-underline-style="none" fo:font-weight="normal" officeooo:rsid="0012c788"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officeooo:rsid="001fbd0d"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143771"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officeooo:rsid="00159683"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15ddb4"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13623e" style:font-size-asian="12pt" style:font-style-asian="normal" style:font-weight-asian="normal" style:font-size-complex="12pt" style:font-style-complex="normal" style:font-weight-complex="normal" style:text-overline-style="none" style:text-overline-color="font-color"/>
    </style:style>
    <text:list-style style:name="L1">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rketing digital</text:p>
      <text:p text:style-name="Text_20_body"/>
      <text:h text:style-name="Heading_20_2" text:outline-level="2">Introducción</text:h>
      <text:p text:style-name="P1"><text:tab/>El objetivo del marketing <text:s/>digital es promover/vender/publicitar productos a través de medios digitales. Esto es en sitios web, en correos electrónicos en aplicaciones web y redes sociales.</text:p>
      <text:p text:style-name="P1"><text:tab/><text:span text:style-name="T1">Se esta haciendo popular por el <text:s/>seguimiento del retorno de la inversión (ROI) que es más preciso, que en el marketing tradicional</text:span></text:p>
      <text:p text:style-name="P1"><text:tab/><text:span text:style-name="T1">Dentro de las redes sociales está “facebook” que es la red que conozco.</text:span></text:p>
      <text:p text:style-name="P1"/>
      <text:h text:style-name="Heading_20_2" text:outline-level="2">Que se necesita para partir</text:h>
      <text:list xml:id="list190811164" text:style-name="L2">
        <text:list-item>
          <text:p text:style-name="P3">Objetivo empresarial</text:p>
        </text:list-item>
        <text:list-item>
          <text:p text:style-name="P3">Saber a que personas quieres llegar</text:p>
        </text:list-item>
        <text:list-item>
          <text:p text:style-name="P3">un presupuesto diario o total para los anuncios(Mínimo unas 5 lucas diarias)</text:p>
        </text:list-item>
        <text:list-item>
          <text:p text:style-name="P3">Fotos o videos como pilar (<text:span text:style-name="T3">1200X628</text:span><text:span text:style-name="T2">)</text:span></text:p>
        </text:list-item>
      </text:list>
      <text:p text:style-name="P2"><text:span text:style-name="T2"/></text:p>
      <text:h text:style-name="Heading_20_2" text:outline-level="2">Metodología</text:h>
      <text:p text:style-name="P2"><text:span text:style-name="T2">Hacer el aviso <text:s/></text:span><text:span text:style-name="T3">1200X628 </text:span><text:span text:style-name="T2">idealmente png</text:span></text:p>
      <text:p text:style-name="P4"><text:span text:style-name="T2">Tener permiso de administrador en el face comercial </text:span><text:span text:style-name="T8">del cliente </text:span><text:span text:style-name="T2"><text:s/>si hubiera, o en nuestro propio face</text:span></text:p>
      <text:p text:style-name="P5"><text:span text:style-name="T2">Preparar un texto breve, se recomienda publicitar una sola cosa por aviso</text:span></text:p>
      <text:p text:style-name="P4"><text:span text:style-name="T2">Preparar un pixel, esto es un marcador para saber quien visitó tu página, de donde viene , etc. Esto se hace en combinación con “google analytics</text:span><text:span text:style-name="T5">” <text:s text:c="2"/></text:span><text:span text:style-name="T6">herramienta gratuita</text:span></text:p>
      <text:p text:style-name="P4"><text:span text:style-name="T2">Una página web donde salte el aviso(no face).Esta página la debemos modificar para poner un pixel, el cual es un código que se inserta en forma simple en el header de la página. (hay todo un huevo por supuesto de modificar el sitio subirlo etc), sale me</text:span><text:span text:style-name="T6">jor tener un sitio de nosotros de información con un link a la página del cliente, as</text:span><text:span text:style-name="T7">í </text:span><text:span text:style-name="T6">no la tocamos</text:span><text:span text:style-name="T7">)</text:span></text:p>
      <text:p text:style-name="P6"><text:span text:style-name="T7">F</text:span><text:span text:style-name="T8">ace <text:s/>pone los avisos de acuerdo a tu segmen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next-style-name="Text_20_body" style:default-outline-level="1"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4:29:23.116000000</meta:creation-date>
    <dc:date>2018-12-13T15:31:20.534000000</dc:date>
    <meta:editing-duration>PT21M53S</meta:editing-duration>
    <meta:editing-cycles>3</meta:editing-cycles>
    <meta:generator>LibreOffice/6.1.3.2$Windows_X86_64 LibreOffice_project/86daf60bf00efa86ad547e59e09d6bb77c699acb</meta:generator>
    <meta:document-statistic meta:table-count="0" meta:image-count="0" meta:object-count="0" meta:page-count="1" meta:paragraph-count="17" meta:word-count="239" meta:character-count="1414" meta:non-whitespace-character-count="1186"/>
  </office:meta>
</office:document-meta>
</file>